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ar colab-code-font-family" svg:font-family="'var colab-code-font-family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5a3" officeooo:paragraph-rsid="001d25a3"/>
    </style:style>
    <style:style style:name="P2" style:family="paragraph" style:parent-style-name="Standard">
      <style:text-properties officeooo:rsid="001e69c2" officeooo:paragraph-rsid="001e69c2"/>
    </style:style>
    <style:style style:name="P3" style:family="paragraph" style:parent-style-name="Preformatted_20_Text">
      <style:text-properties officeooo:rsid="001d25a3" officeooo:paragraph-rsid="001d25a3"/>
    </style:style>
    <style:style style:name="P4" style:family="paragraph" style:parent-style-name="Standard">
      <style:text-properties officeooo:rsid="001e69c2" officeooo:paragraph-rsid="001e69c2"/>
    </style:style>
    <style:style style:name="P5" style:family="paragraph" style:parent-style-name="Standard">
      <style:text-properties officeooo:rsid="00202c4f" officeooo:paragraph-rsid="00202c4f"/>
    </style:style>
    <style:style style:name="T1" style:family="text">
      <style:text-properties fo:font-variant="normal" fo:text-transform="none" fo:color="#000000" style:font-name="var colab-code-font-family" fo:font-size="9pt" fo:letter-spacing="normal" fo:font-style="normal" fo:font-weight="normal"/>
    </style:style>
    <style:style style:name="T2" style:family="text">
      <style:text-properties officeooo:rsid="00210c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age:</text:p>
      <text:p text:style-name="P1">run the train.py file</text:p>
      <text:p text:style-name="P1">all the hyperparameters are shown in the argments.py </text:p>
      <text:p text:style-name="P1"/>
      <text:p text:style-name="P3"><text:span text:style-name="Source_20_Text"><text:span text:style-name="T1">Reusability:</text:span></text:span></text:p>
      <text:p text:style-name="P3"><text:span text:style-name="Source_20_Text"><text:span text:style-name="T1">the PPO agent has been extended to solve continuous action space as well. But to ensure better performance, the hyperparameters should be modified accordingly.</text:span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2">Summary:</text:p>
      <text:p text:style-name="P2">1. due to the time limit, the evaluation shown in the form of learning curve only covers one seed</text:p>
      <text:p text:style-name="P2">2. the file can be used to solve discrete and continuous action space both</text:p>
      <text:p text:style-name="P2">3. the demo is generated</text:p>
      <text:p text:style-name="P5">4. the evaluation.py can be used to check the model, <text:span text:style-name="T2">whether it works go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ar colab-code-font-family" svg:font-family="'var colab-code-font-family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6:32:02.289602189</meta:creation-date>
    <dc:date>2022-01-20T17:42:54.982710427</dc:date>
    <meta:editing-duration>PT27M2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91" meta:character-count="528" meta:non-whitespace-character-count="446"/>
  </office:meta>
</office:document-meta>
</file>